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allibri" svg:font-family="Callibri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1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fo:background-color="transparent"/>
    </style:style>
    <style:style style:name="P1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fo:font-weight="normal" fo:background-color="transparent" style:font-weight-asian="normal" style:font-weight-complex="normal"/>
    </style:style>
    <style:style style:name="P1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Calibri" fo:font-weight="bold" fo:background-color="transparent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P1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style:font-name="Callibri" fo:font-size="14pt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Callibri" fo:font-size="12pt" officeooo:paragraph-rsid="001b3cc3" style:font-size-asian="12pt" style:font-size-complex="12pt"/>
    </style:style>
    <style:style style:name="P18" style:family="paragraph" style:parent-style-name="Standard_20__28_user_29_">
      <style:paragraph-properties fo:text-align="center" style:justify-single-word="false"/>
    </style:style>
    <style:style style:name="P19" style:family="paragraph" style:parent-style-name="Standard_20__28_user_29_">
      <style:paragraph-properties fo:text-align="center" style:justify-single-word="false"/>
      <style:text-properties style:font-name="Abyssinica SIL" fo:font-size="18pt" fo:font-weight="bold" style:font-size-asian="18pt" style:font-weight-asian="bold" style:font-name-complex="Times New Roman1" style:font-size-complex="18pt"/>
    </style:style>
    <style:style style:name="P20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style:font-name="Abyssinica SIL"/>
    </style:style>
    <style:style style:name="P21" style:family="paragraph" style:parent-style-name="Standard_20__28_user_29_">
      <style:paragraph-properties fo:margin-top="0cm" fo:margin-bottom="0cm" style:contextual-spacing="false" fo:line-height="100%"/>
      <style:text-properties style:font-name="Abyssinica SIL"/>
    </style:style>
    <style:style style:name="P22" style:family="paragraph" style:parent-style-name="Standard_20__28_user_29_">
      <style:text-properties style:font-name="Abyssinica SIL" fo:font-size="14pt" style:font-size-asian="14pt" style:font-name-complex="Times New Roman1" style:font-size-complex="14pt"/>
    </style:style>
    <style:style style:name="P23" style:family="paragraph" style:parent-style-name="Standard_20__28_user_29_">
      <style:paragraph-properties fo:text-align="center" style:justify-single-word="false"/>
      <style:text-properties style:font-name="Abyssinica SIL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Abyssinica SIL" fo:language="ru" fo:country="RU" fo:font-weight="bold" style:font-weight-asian="bold" style:font-name-complex="Times New Roman1" style:font-weight-complex="bold"/>
    </style:style>
    <style:style style:name="P25" style:family="paragraph" style:parent-style-name="Standard_20__28_user_29_">
      <style:paragraph-properties fo:line-height="150%" fo:text-align="center" style:justify-single-word="false"/>
      <style:text-properties style:font-name="Abyssinica SIL"/>
    </style:style>
    <style:style style:name="P26" style:family="paragraph" style:parent-style-name="Standard_20__28_user_29_">
      <style:paragraph-properties fo:margin-top="0cm" fo:margin-bottom="0.282cm" style:contextual-spacing="false" fo:line-height="150%" fo:text-align="start" style:justify-single-word="false"/>
      <style:text-properties style:font-name="Abyssinica SIL" fo:font-weight="normal" style:font-weight-asian="normal" style:font-weight-complex="normal"/>
    </style:style>
    <style:style style:name="P2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28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officeooo:paragraph-rsid="001b3cc3"/>
    </style:style>
    <style:style style:name="P29" style:family="paragraph" style:parent-style-name="Standard_20__28_user_29_">
      <style:paragraph-properties fo:margin-top="0cm" fo:margin-bottom="0.282cm" style:contextual-spacing="false" fo:line-height="150%" fo:text-align="start" style:justify-single-word="false"/>
    </style:style>
    <style:style style:name="P3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.953cm" fo:margin-right="0cm" fo:margin-top="0cm" fo:margin-bottom="0cm" style:contextual-spacing="false" fo:line-height="100%" fo:text-indent="0cm" style:auto-text-indent="false"/>
      <style:text-properties fo:color="#000000" loext:opacity="100%" style:font-name="Abyssinica SIL" fo:font-size="11pt" style:font-name-asian="Times New Roman1" style:font-size-asian="11pt" style:language-asian="ru" style:country-asian="RU" style:font-name-complex="Times New Roman1" style:font-size-complex="11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byssinica SIL" fo:font-size="11pt" style:font-name-asian="Times New Roman1" style:font-size-asian="11pt" style:language-asian="ru" style:country-asian="RU" style:font-name-complex="Times New Roman1" style:font-size-complex="11pt"/>
    </style:style>
    <style:style style:name="P3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" fo:font-size="10.5pt" fo:font-weight="normal" fo:background-color="transparent" style:font-weight-asian="normal" style:font-weight-complex="normal"/>
    </style:style>
    <style:style style:name="P34" style:family="paragraph" style:parent-style-name="Text_20_body_20__28_user_29_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Calibri" fo:font-size="11pt" fo:language="ru" fo:country="RU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5" style:family="paragraph" style:parent-style-name="Normal_20__28_Web_29_" style:list-style-name="">
      <style:paragraph-properties fo:margin-left="0cm" fo:margin-right="0cm" fo:margin-top="0cm" fo:margin-bottom="0cm" style:contextual-spacing="false" fo:keep-together="always" fo:text-indent="0cm" style:auto-text-indent="false" fo:keep-with-next="always"/>
      <style:text-properties fo:color="#000000" loext:opacity="100%" style:font-name="Abyssinica SIL" fo:font-size="11pt" style:font-size-asian="11pt" style:font-name-complex="Times New Roman1" style:font-size-complex="11pt"/>
    </style:style>
    <style:style style:name="P36" style:family="paragraph" style:parent-style-name="Heading_20_3" style:list-style-name="WWNum2">
      <style:text-properties style:use-window-font-color="true" loext:opacity="0%" style:font-name="Abyssinica SIL" fo:font-size="11pt" style:font-size-asian="11pt" style:font-size-complex="11pt"/>
    </style:style>
    <style:style style:name="P37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Abyssinica SIL" fo:font-size="14pt" style:font-size-asian="14pt" style:font-name-complex="Times New Roman1" style:font-size-complex="14pt"/>
    </style:style>
    <style:style style:name="P38" style:family="paragraph" style:parent-style-name="Standard_20__28_user_29_">
      <style:paragraph-properties fo:text-align="center" style:justify-single-word="false"/>
      <style:text-properties style:font-name="Abyssinica SIL" fo:font-size="14pt" style:font-size-asian="14pt" style:font-name-complex="Times New Roman1" style:font-size-complex="14pt"/>
    </style:style>
    <style:style style:name="P39" style:family="paragraph" style:parent-style-name="Standard_20__28_user_29_">
      <style:paragraph-properties fo:text-align="center" style:justify-single-word="false"/>
      <style:text-properties style:font-name="Abyssinica SIL" fo:font-size="14pt" fo:font-weight="bold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_20__28_user_29_">
      <style:paragraph-properties fo:text-align="center" style:justify-single-word="false"/>
      <style:text-properties style:font-name="Abyssinica SIL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Abyssinica SIL" fo:font-size="14pt" fo:font-weight="bold" style:font-size-asian="14pt" style:font-weight-asian="bold" style:font-name-complex="Times New Roman1" style:font-size-complex="14pt"/>
    </style:style>
    <style:style style:name="P42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Abyssinica SIL" fo:font-size="14pt" fo:font-weight="bold" officeooo:paragraph-rsid="001b3cc3" style:font-size-asian="14pt" style:font-weight-asian="bold" style:font-name-complex="Times New Roman1" style:font-size-complex="14pt"/>
    </style:style>
    <style:style style:name="P43" style:family="paragraph" style:parent-style-name="Standard_20__28_user_29_">
      <style:paragraph-properties fo:line-height="150%" fo:text-align="center" style:justify-single-word="false"/>
      <style:text-properties style:font-name="Abyssinica SIL" fo:font-size="14pt" fo:font-weight="bold" style:font-size-asian="14pt" style:font-weight-asian="bold" style:font-name-complex="Times New Roman1" style:font-size-complex="14pt"/>
    </style:style>
    <style:style style:name="P44" style:family="paragraph" style:parent-style-name="Standard_20__28_user_29_">
      <style:text-properties style:font-name="Abyssinica SIL" style:font-name-complex="Times New Roman1" style:font-weight-complex="bold"/>
    </style:style>
    <style:style style:name="P45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46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47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4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fo:font-weight="bold" fo:background-color="transparent" style:font-weight-asian="bold" style:font-weight-complex="bold"/>
    </style:style>
    <style:style style:name="P49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font-weight="bold" style:font-weight-asian="bold" style:font-weight-complex="bold"/>
    </style:style>
    <style:style style:name="P5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font-weight="normal" style:font-weight-asian="normal" style:font-weight-complex="normal"/>
    </style:style>
    <style:style style:name="P5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font-weight="normal" style:font-weight-asian="normal" style:font-weight-complex="normal"/>
    </style:style>
    <style:style style:name="P52" style:family="paragraph" style:parent-style-name="Standard_20__28_user_29_">
      <style:paragraph-properties fo:line-height="150%" fo:text-align="start" style:justify-single-word="false"/>
      <style:text-properties style:use-window-font-color="true" loext:opacity="0%" fo:font-size="11pt" fo:language="ru" fo:country="RU" fo:font-weight="normal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P53" style:family="paragraph" style:parent-style-name="Standard_20__28_user_29_">
      <style:paragraph-properties fo:line-height="150%" fo:text-align="start" style:justify-single-word="false"/>
      <style:text-properties officeooo:rsid="001c729a" officeooo:paragraph-rsid="001c729a"/>
    </style:style>
    <style:style style:name="P54" style:family="paragraph" style:parent-style-name="Standard_20__28_user_29_">
      <style:paragraph-properties fo:line-height="150%" fo:text-align="start" style:justify-single-word="false"/>
    </style:style>
    <style:style style:name="T1" style:family="text">
      <style:text-properties style:font-name="Abyssinica SIL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Abyssinica SIL" fo:font-size="11pt" style:font-size-asian="11pt" style:font-size-complex="11pt"/>
    </style:style>
    <style:style style:name="T3" style:family="text">
      <style:text-properties style:font-name="Abyssinica SIL" fo:language="ru" fo:country="RU" fo:font-weight="bold" style:font-weight-asian="bold" style:font-name-complex="Times New Roman1" style:font-weight-complex="bold"/>
    </style:style>
    <style:style style:name="T4" style:family="text">
      <style:text-properties style:font-name="Abyssinica SIL" fo:language="ru" fo:country="RU" fo:font-weight="normal" style:font-weight-asian="normal" style:font-name-complex="Times New Roman1" style:font-weight-complex="normal"/>
    </style:style>
    <style:style style:name="T5" style:family="text">
      <style:text-properties style:font-name="Abyssinica SIL" fo:language="ru" fo:country="RU" fo:font-weight="normal" officeooo:rsid="001b3cc3" style:font-weight-asian="normal" style:font-name-complex="Times New Roman1" style:font-weight-complex="normal"/>
    </style:style>
    <style:style style:name="T6" style:family="text">
      <style:text-properties style:font-name="Abyssinica SIL" fo:language="ru" fo:country="RU" style:font-name-complex="Times New Roman1" style:font-weight-complex="bold"/>
    </style:style>
    <style:style style:name="T7" style:family="text">
      <style:text-properties style:font-name="Abyssinica SIL" fo:language="ru" fo:country="RU" officeooo:rsid="001b3cc3" style:font-name-complex="Times New Roman1" style:font-weight-complex="bold"/>
    </style:style>
    <style:style style:name="T8" style:family="text">
      <style:text-properties style:use-window-font-color="true" loext:opacity="0%" style:font-name="Abyssinica SIL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style:font-name="Abyssinica SIL" fo:font-size="11pt" style:font-name-asian="Times New Roman1" style:font-size-asian="11pt" style:language-asian="ru" style:country-asian="RU" style:font-name-complex="Times New Roman1" style:font-size-complex="11pt"/>
    </style:style>
    <style:style style:name="T10" style:family="text">
      <style:text-properties fo:color="#000000" loext:opacity="100%" style:font-name="Abyssinica SIL" fo:font-size="11pt" fo:language="en" fo:country="US" style:font-name-asian="Times New Roman1" style:font-size-asian="11pt" style:language-asian="ru" style:country-asian="RU" style:font-name-complex="Times New Roman1" style:font-size-complex="11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405a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b3cc3" style:font-weight-asian="normal" style:font-weight-complex="normal"/>
    </style:style>
    <style:style style:name="T15" style:family="text">
      <style:text-properties fo:font-variant="normal" fo:text-transform="none" fo:color="#000000" loext:opacity="100%" style:text-position="super 58%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16" style:family="text">
      <style:text-properties fo:font-variant="normal" fo:text-transform="none" fo:color="#000000" loext:opacity="100%" style:text-position="super 58%" style:font-name="Abyssinica SIL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17" style:family="text">
      <style:text-properties fo:font-variant="normal" fo:text-transform="none" fo:color="#000000" loext:opacity="100%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18" style:family="text">
      <style:text-properties fo:font-variant="normal" fo:text-transform="none" fo:color="#000000" loext:opacity="100%" style:font-name="Abyssinica SIL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19" style:family="text">
      <style:text-properties fo:language="ru" fo:country="RU" fo:font-weight="bold" style:font-weight-asian="bold" style:font-name-complex="Times New Roman1" style:font-weight-complex="bold"/>
    </style:style>
    <style:style style:name="T20" style:family="text">
      <style:text-properties style:text-position="super 58%" style:font-name="Abyssinica SIL" fo:language="ru" fo:country="RU" officeooo:rsid="001b3cc3" style:font-name-complex="Times New Roman1" style:font-weight-complex="bold"/>
    </style:style>
    <style:style style:name="T21" style:family="text">
      <style:text-properties style:text-position="super 58%" officeooo:rsid="001ccea4"/>
    </style:style>
    <style:style style:name="T22" style:family="text">
      <style:text-properties style:text-position="0% 100%" style:font-name="Abyssinica SIL" fo:language="ru" fo:country="RU" officeooo:rsid="001b3cc3" style:font-name-complex="Times New Roman1" style:font-weight-complex="bold"/>
    </style:style>
    <style:style style:name="T23" style:family="text">
      <style:text-properties style:text-position="0% 100%" officeooo:rsid="001ccea4"/>
    </style:style>
    <style:style style:name="T24" style:family="text">
      <style:text-properties style:text-position="0% 100%" officeooo:rsid="001ec6a5"/>
    </style:style>
    <style:style style:name="T25" style:family="text">
      <style:text-properties officeooo:rsid="001c729a"/>
    </style:style>
    <style:style style:name="T26" style:family="text">
      <style:text-properties officeooo:rsid="001ccea4"/>
    </style:style>
    <style:style style:name="T27" style:family="text">
      <style:text-properties officeooo:rsid="001ec6a5"/>
    </style:style>
    <style:style style:name="T2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</text:p>
      <text:p text:style-name="P38">(Национальный Исследовательский Университет)</text:p>
      <text:p text:style-name="P38">Факультет информационных технологий и прикладной математики</text:p>
      <text:p text:style-name="P38">Кафедра вычислительной математики и программирования</text:p>
      <text:p text:style-name="P19"/>
      <text:p text:style-name="P19"/>
      <text:p text:style-name="P18"><text:span text:style-name="T8">Курсовой проект</text:span><text:span text:style-name="T1"> по курсу</text:span></text:p>
      <text:p text:style-name="P23">«Операционные системы»</text:p>
      <text:p text:style-name="P19"/>
      <text:p text:style-name="P2"/>
      <text:p text:style-name="P2"/>
      <text:p text:style-name="P3"/>
      <text:p text:style-name="P4"/>
      <text:p text:style-name="P3"/>
      <text:p text:style-name="P4"/>
      <text:p text:style-name="P4"/>
      <text:p text:style-name="P2">Студент: Муратов А.А.</text:p>
      <text:p text:style-name="P4">Группа: М8О-212Б-22</text:p>
      <text:p text:style-name="P4">Вариант: 19</text:p>
      <text:p text:style-name="P2">Преподаватель: Соколов Андрей Алексеевич</text:p>
      <text:p text:style-name="P2">Оценка: ___________</text:p>
      <text:p text:style-name="P2">Дата: ___________</text:p>
      <text:p text:style-name="P2">Подпись: ___________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Москва, 2023</text:p>
      <text:p text:style-name="P20"/>
      <text:p text:style-name="P20"/>
      <text:p text:style-name="P20"/>
      <text:p text:style-name="P20"/>
      <text:p text:style-name="P20"/>
      <text:p text:style-name="P22"/>
      <text:p text:style-name="P22"/>
      <text:p text:style-name="P23"/>
      <text:p text:style-name="P40">Постановка задачи</text:p>
      <text:list xml:id="list3087173432" text:style-name="WWNum2">
        <text:list-item>
          <text:list>
            <text:list-item>
              <text:list>
                <text:list-item>
                  <text:h text:style-name="P36" text:outline-level="3">Аллигаторы памяти</text:h>
                </text:list-item>
              </text:list>
            </text:list-item>
          </text:list>
        </text:list-item>
      </text:list>
      <text:p text:style-name="Standard"><text:span text:style-name="T2">Исследование 2 аллокаторов памяти</text:span><text:span text:style-name="T9">: необходимо реализовать два алгоритма аллокации памяти и сравнить их по следующим характеристикам:</text:span></text:p>
      <text:p text:style-name="P31">Фактор использования</text:p>
      <text:p text:style-name="P31">Скорость выделения блоков</text:p>
      <text:p text:style-name="P31">Скорость освобождения блоков</text:p>
      <text:p text:style-name="P31">Простота использования аллокатора</text:p>
      <text:p text:style-name="P32"> </text:p>
      <text:p text:style-name="P14"><text:span text:style-name="T9">Каждый аллокатор памяти должен иметь функции аналогичные стандартным функциям </text:span><text:span text:style-name="T10">free</text:span><text:span text:style-name="T9"> и </text:span><text:span text:style-name="T10">malloc</text:span><text:span text:style-name="T9"> (</text:span><text:span text:style-name="T10">realloc</text:span><text:span text:style-name="T9">, опционально). <text:s/>Перед работой каждый аллокатор инициализируется свободными страницами памяти, выделенными стандартными средствами ядра.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span></text:p>
      <text:p text:style-name="P32">В отчете необходимо отобразить следующее:</text:p>
      <text:p text:style-name="P31">Подробное описание каждого из исследуемых алгоритмов</text:p>
      <text:p text:style-name="P31">Процесс тестирования</text:p>
      <text:p text:style-name="P31">Обоснование подхода тестирования</text:p>
      <text:p text:style-name="P31">Результаты тестирования</text:p>
      <text:p text:style-name="P31">Заключение по проведенной работе</text:p>
      <text:p text:style-name="P21"/>
      <text:p text:style-name="P21"/>
      <text:p text:style-name="P21"/>
      <text:h text:style-name="P35" text:outline-level="2"/>
      <text:p text:style-name="P41">Общие сведения о программе</text:p>
      <text:p text:style-name="P49">Списки свободных блоков</text:p>
      <text:p text:style-name="P27"><text:span text:style-name="T11"><text:s/><text:tab/></text:span><text:span text:style-name="T14">frbl</text:span><text:span text:style-name="T13">alloc.h, </text:span><text:span text:style-name="T14">frbl</text:span><text:span text:style-name="T13">alloc.cpp</text:span></text:p>
      <text:p text:style-name="P17"><text:soft-page-break/><text:span text:style-name="T3">Алгоритм </text:span><text:span text:style-name="T18">на блоках размером 2</text:span><text:span text:style-name="T16">n</text:span></text:p>
      <text:p text:style-name="P27"><text:span text:style-name="T3"><text:tab/></text:span><text:span text:style-name="T5">pot</text:span><text:span text:style-name="T4">alloc.h, </text:span><text:span text:style-name="T5">pot</text:span><text:span text:style-name="T4">alloc.cpp</text:span></text:p>
      <text:p text:style-name="P28"><text:span text:style-name="T4">В main.cpp представлен код тестирования этих реализаций. </text:span><text:span text:style-name="T5">Для сборки используется Cmake.</text:span></text:p>
      <text:p text:style-name="P42">Общий метод и алгоритм решения</text:p>
      <text:p text:style-name="P27"><text:span text:style-name="T6">Необходимо сравнить два алгоритма аллокации: списки свободных блоков (наиболее подходящее) и алгоритм </text:span><text:span text:style-name="T7">на блоках размером 2</text:span><text:span text:style-name="T20">n</text:span><text:span text:style-name="T22">.</text:span></text:p>
      <text:p text:style-name="P49">Списки свободных блоков</text:p>
      <text:p text:style-name="P30">На странице памяти определённого размера имеется список свободных блоков, между которыми и разбивается память страницы. Под блоки мы можем выделять различную память в рамках той, что доступна на странице. Информацию о блоках мы храним в формате одностороннего списка, но при этом храним указатель <text:s/>на первый блок данной страницы.</text:p>
      <text:p text:style-name="P30">При выделении памяти по запросу fmalloc наш алгоритм находит такой свободный блок , который наиболее подходит по размеру под запрос пользователя. Это нужно для того, чтобы избежать хранения большого объёма незадействованной памяти в блоке, если это возможно. </text:p>
      <text:p text:style-name="P30"/>
      <text:p text:style-name="P30"/>
      <text:p text:style-name="P16"><text:span text:style-name="T19">Алгоритм </text:span><text:span text:style-name="T17">на блоках размером 2</text:span><text:span text:style-name="T15">n</text:span></text:p>
      <text:p text:style-name="P34">Методика использует набор списков свободной памяти. В каждом</text:p>
      <text:p text:style-name="P34">списке хранятся буферы определенного размера. Размер буфера всегда кратен степени числа 2. </text:p>
      <text:p text:style-name="P34">Принцип работы аллокатора таков, что при запросе какого – то количества памяти сначала вычисляется какого размера потребуется буфер, <text:s/>затем в списке буферов ищется свободный буфер, после чего память выделяется пользователю. <text:s/></text:p>
      <text:p text:style-name="P24"/>
      <text:p text:style-name="P41">Исходный код</text:p>
      <text:p text:style-name="P11"><text:span text:style-name="T12">frbl</text:span><text:span text:style-name="T11">alloc.h</text:span><text:span text:style-name="T12">pp</text:span></text:p>
      <text:p text:style-name="P33">#pragma once</text:p>
      <text:p text:style-name="P7">#define SIZE_MEM 1048576</text:p>
      <text:p text:style-name="P7">#include &lt;iostream&gt;</text:p>
      <text:p text:style-name="P7">#include &lt;cinttypes&gt;</text:p>
      <text:p text:style-name="P9"/>
      <text:p text:style-name="P7">using namespace std;</text:p>
      <text:p text:style-name="P9"/>
      <text:p text:style-name="P7"><text:soft-page-break/>class frbl</text:p>
      <text:p text:style-name="P7">{</text:p>
      <text:p text:style-name="P7">private:</text:p>
      <text:p text:style-name="P7">struct Block</text:p>
      <text:p text:style-name="P7">{</text:p>
      <text:p text:style-name="P7">Block* next_block_ptr;</text:p>
      <text:p text:style-name="P7">size_t availible_block_size;</text:p>
      <text:p text:style-name="P7">};</text:p>
      <text:p text:style-name="P9"/>
      <text:p text:style-name="P7">const size_t mem_page_size = SIZE_MEM;</text:p>
      <text:p text:style-name="P7">uint32_t* mem_page_ptr;</text:p>
      <text:p text:style-name="P7">Block* first_block_ptr;</text:p>
      <text:p text:style-name="P9"/>
      <text:p text:style-name="P7">public:</text:p>
      <text:p text:style-name="P7">frbl();</text:p>
      <text:p text:style-name="P7">virtual ~frbl();</text:p>
      <text:p text:style-name="P7">void* fmalloc(const size_t size);</text:p>
      <text:p text:style-name="P7">void ffree(const void* ptr, const size_t size);</text:p>
      <text:p text:style-name="P10"/>
      <text:p text:style-name="P7">};</text:p>
      <text:p text:style-name="P6"/>
      <text:p text:style-name="P11"/>
      <text:p text:style-name="P12"/>
      <text:p text:style-name="P11"><text:span text:style-name="T12">frbl</text:span><text:span text:style-name="T11">alloc.cpp</text:span></text:p>
      <text:p text:style-name="P33">#include "frblalloc.hpp"</text:p>
      <text:p text:style-name="P7">#include &lt;iostream&gt;</text:p>
      <text:p text:style-name="P7">#include &lt;cinttypes&gt;</text:p>
      <text:p text:style-name="P9"/>
      <text:p text:style-name="P7">using namespace std;</text:p>
      <text:p text:style-name="P9"/>
      <text:p text:style-name="P7">frbl::frbl()</text:p>
      <text:p text:style-name="P7">{</text:p>
      <text:p text:style-name="P7">//initialize method</text:p>
      <text:p text:style-name="P7">mem_page_ptr = (uint32_t*)malloc(mem_page_size);</text:p>
      <text:p text:style-name="P9"/>
      <text:p text:style-name="P7">if (mem_page_ptr == nullptr) {</text:p>
      <text:p text:style-name="P7">throw runtime_error("Error: Cannot allocate a memory page");</text:p>
      <text:p text:style-name="P7">}</text:p>
      <text:p text:style-name="P9"/>
      <text:p text:style-name="P7">first_block_ptr = (Block*)mem_page_ptr;</text:p>
      <text:p text:style-name="P7">first_block_ptr-&gt;next_block_ptr = nullptr;</text:p>
      <text:p text:style-name="P7">first_block_ptr-&gt;availible_block_size = mem_page_size;</text:p>
      <text:p text:style-name="P9"/>
      <text:p text:style-name="P7">}</text:p>
      <text:p text:style-name="P7">frbl::~frbl()</text:p>
      <text:p text:style-name="P7">{</text:p>
      <text:p text:style-name="P7">if (mem_page_ptr != nullptr) {</text:p>
      <text:p text:style-name="P7">::free(mem_page_ptr);</text:p>
      <text:p text:style-name="P7"><text:soft-page-break/>}</text:p>
      <text:p text:style-name="P7">}</text:p>
      <text:p text:style-name="P9"/>
      <text:p text:style-name="P7">void* frbl::fmalloc(const size_t size)</text:p>
      <text:p text:style-name="P7">{</text:p>
      <text:p text:style-name="P7">// cout &lt;&lt; first_block_ptr-&gt;availible_block_size &lt;&lt; endl;</text:p>
      <text:p text:style-name="P7">if (size == 0) {</text:p>
      <text:p text:style-name="P7">return nullptr;</text:p>
      <text:p text:style-name="P7">}</text:p>
      <text:p text:style-name="P7">//user cant request allocation of size less than size of Block struct</text:p>
      <text:p text:style-name="P7">const size_t req_size = max(size, sizeof(Block));</text:p>
      <text:p text:style-name="P7">size_t fit_min = 1e8;</text:p>
      <text:p text:style-name="P7">Block* block_ptr = first_block_ptr;</text:p>
      <text:p text:style-name="P9"/>
      <text:p text:style-name="P7">while(block_ptr != nullptr) {</text:p>
      <text:p text:style-name="P7">//find more perfect fit of availible memory</text:p>
      <text:p text:style-name="P7">if (block_ptr-&gt;availible_block_size &gt;= req_size + sizeof(Block)) {</text:p>
      <text:p text:style-name="P7">if (block_ptr-&gt;availible_block_size - (req_size + sizeof(Block)) &lt;= fit_min) { </text:p>
      <text:p text:style-name="P7">fit_min = block_ptr-&gt;availible_block_size - (req_size + sizeof(Block));</text:p>
      <text:p text:style-name="P9"/>
      <text:p text:style-name="P7">}</text:p>
      <text:p text:style-name="P7">}</text:p>
      <text:p text:style-name="P9"/>
      <text:p text:style-name="P7">block_ptr = block_ptr-&gt;next_block_ptr;</text:p>
      <text:p text:style-name="P9"/>
      <text:p text:style-name="P7">}</text:p>
      <text:p text:style-name="P10"/>
      <text:p text:style-name="P7">//error if there are no fits</text:p>
      <text:p text:style-name="P7">if (fit_min == 1e8) {</text:p>
      <text:p text:style-name="P7">throw runtime_error("Error: Can't allocate requested memory");</text:p>
      <text:p text:style-name="P7">}</text:p>
      <text:p text:style-name="P7">block_ptr = first_block_ptr;</text:p>
      <text:p text:style-name="P7">while(block_ptr != nullptr) {</text:p>
      <text:p text:style-name="P9"/>
      <text:p text:style-name="P7">//take this space in block</text:p>
      <text:p text:style-name="P7">if (block_ptr-&gt;availible_block_size - (req_size + sizeof(Block)) == fit_min) {</text:p>
      <text:p text:style-name="P7">uint8_t* take_block_space_ptr = (uint8_t*)block_ptr + block_ptr-&gt;availible_block_size - req_size; </text:p>
      <text:p text:style-name="P7">block_ptr-&gt;availible_block_size = block_ptr-&gt;availible_block_size - req_size;</text:p>
      <text:p text:style-name="P7">return take_block_space_ptr;</text:p>
      <text:p text:style-name="P7">}</text:p>
      <text:p text:style-name="P7">block_ptr = block_ptr-&gt;next_block_ptr;</text:p>
      <text:p text:style-name="P7">}</text:p>
      <text:p text:style-name="P7">throw runtime_error("Error: Can't allocate requested memory");</text:p>
      <text:p text:style-name="P7">}</text:p>
      <text:p text:style-name="P10"/>
      <text:p text:style-name="P7">void frbl::ffree(const void* ptr, const size_t size)</text:p>
      <text:p text:style-name="P7">{</text:p>
      <text:p text:style-name="P7"><text:soft-page-break/>if (ptr == nullptr) {</text:p>
      <text:p text:style-name="P7">return;</text:p>
      <text:p text:style-name="P7">}</text:p>
      <text:p text:style-name="P9"/>
      <text:p text:style-name="P7">const size_t freed_space = max(size, sizeof(Block));</text:p>
      <text:p text:style-name="P9"/>
      <text:p text:style-name="P7">Block* freed_block_ptr = (Block*)ptr;</text:p>
      <text:p text:style-name="P7">freed_block_ptr-&gt;next_block_ptr = nullptr;</text:p>
      <text:p text:style-name="P7">freed_block_ptr-&gt;availible_block_size = freed_space;</text:p>
      <text:p text:style-name="P9"/>
      <text:p text:style-name="P7">Block* block_ptr = first_block_ptr;</text:p>
      <text:p text:style-name="P7">Block** previous_ptr_ptr = &amp;block_ptr;</text:p>
      <text:p text:style-name="P9"/>
      <text:p text:style-name="P7">while(block_ptr != nullptr) {</text:p>
      <text:p text:style-name="P9"/>
      <text:p text:style-name="P7">if (ptr &lt; block_ptr) {</text:p>
      <text:p text:style-name="P9"/>
      <text:p text:style-name="P7">freed_block_ptr-&gt;next_block_ptr = block_ptr;</text:p>
      <text:p text:style-name="P9"/>
      <text:p text:style-name="P7">break;</text:p>
      <text:p text:style-name="P7">}</text:p>
      <text:p text:style-name="P7">previous_ptr_ptr = &amp;block_ptr-&gt;next_block_ptr;</text:p>
      <text:p text:style-name="P7">block_ptr = block_ptr-&gt;next_block_ptr;</text:p>
      <text:p text:style-name="P9"/>
      <text:p text:style-name="P7">}</text:p>
      <text:p text:style-name="P7">*previous_ptr_ptr = freed_block_ptr;</text:p>
      <text:p text:style-name="P10"/>
      <text:p text:style-name="P7">}</text:p>
      <text:p text:style-name="P8"/>
      <text:p text:style-name="P11"/>
      <text:p text:style-name="P13"/>
      <text:p text:style-name="P11"><text:span text:style-name="T12">pot</text:span><text:span text:style-name="T11">alloc.h</text:span><text:span text:style-name="T12">pp</text:span></text:p>
      <text:p text:style-name="P33">#ifndef CONSTS_H</text:p>
      <text:p text:style-name="P7">#define CONSTS_H</text:p>
      <text:p text:style-name="P7">const unsigned int SIZE = 1010000; //2^12</text:p>
      <text:p text:style-name="P7">#endif // CONSTS_H</text:p>
      <text:p text:style-name="P9"/>
      <text:p text:style-name="P7">#ifndef POT_H</text:p>
      <text:p text:style-name="P7">#define POT_H</text:p>
      <text:p text:style-name="P7">#include &lt;vector&gt;</text:p>
      <text:p text:style-name="P7">#include &lt;map&gt;</text:p>
      <text:p text:style-name="P7">#include &lt;stdexcept&gt;</text:p>
      <text:p text:style-name="P7">#include &lt;math.h&gt;</text:p>
      <text:p text:style-name="P7">#include &lt;iostream&gt;</text:p>
      <text:p text:style-name="P8"><text:line-break/></text:p>
      <text:p text:style-name="P7"><text:soft-page-break/>struct buffer{</text:p>
      <text:p text:style-name="P7">char* ptr;</text:p>
      <text:p text:style-name="P7">bool taken = false;</text:p>
      <text:p text:style-name="P7">buffer(char* p): ptr{p} {}</text:p>
      <text:p text:style-name="P7">};</text:p>
      <text:p text:style-name="P9"/>
      <text:p text:style-name="P7">class pot{</text:p>
      <text:p text:style-name="P7">char* memory_ptr;</text:p>
      <text:p text:style-name="P7">std::map&lt;int,std::vector&lt;buffer&gt;&gt; memory;</text:p>
      <text:p text:style-name="P7">public:</text:p>
      <text:p text:style-name="P7">pot();</text:p>
      <text:p text:style-name="P7">unsigned int get_order(unsigned int);</text:p>
      <text:p text:style-name="P7">char* malloc(unsigned int);</text:p>
      <text:p text:style-name="P7">void free(char* ptr);</text:p>
      <text:p text:style-name="P9"/>
      <text:p text:style-name="P7">inline char* search(int key);</text:p>
      <text:p text:style-name="P9"/>
      <text:p text:style-name="P7">~pot();</text:p>
      <text:p text:style-name="P7">};</text:p>
      <text:p text:style-name="P9"/>
      <text:p text:style-name="P7">#endif // POT_H</text:p>
      <text:p text:style-name="P11"/>
      <text:p text:style-name="P11"><text:span text:style-name="T12">pot</text:span><text:span text:style-name="T11">alloc.cpp</text:span></text:p>
      <text:p text:style-name="P33">#include "potalloc.hpp"</text:p>
      <text:p text:style-name="P9"/>
      <text:p text:style-name="P7">pot::pot(){</text:p>
      <text:p text:style-name="P7">memory_ptr = new char[SIZE];</text:p>
      <text:p text:style-name="P7">int size_for_division = SIZE;</text:p>
      <text:p text:style-name="P7">std::vector&lt;buffer&gt; vector_for_1024;</text:p>
      <text:p text:style-name="P7">std::vector&lt;buffer&gt; vector_for_512;</text:p>
      <text:p text:style-name="P7">std::vector&lt;buffer&gt; vector_for_256;</text:p>
      <text:p text:style-name="P7">std::vector&lt;buffer&gt; vector_for_128;</text:p>
      <text:p text:style-name="P7">std::vector&lt;buffer&gt; vector_for_64;</text:p>
      <text:p text:style-name="P7">std::vector&lt;buffer&gt; vector_for_32;</text:p>
      <text:p text:style-name="P9"/>
      <text:p text:style-name="P7">if (SIZE &lt;= 32) {</text:p>
      <text:p text:style-name="P7">throw std::logic_error("Minimal size of a buffer can`t be less than 32 bytes");</text:p>
      <text:p text:style-name="P7">}</text:p>
      <text:p text:style-name="P7">unsigned int step {0};</text:p>
      <text:p text:style-name="P7">while (size_for_division &gt;= 32){</text:p>
      <text:p text:style-name="P7">if (size_for_division &gt;= 1024){</text:p>
      <text:p text:style-name="P7">vector_for_1024.push_back(buffer(memory_ptr + step));</text:p>
      <text:p text:style-name="P7">size_for_division -= 1024;</text:p>
      <text:p text:style-name="P7">step += 1024;</text:p>
      <text:p text:style-name="P7">}</text:p>
      <text:p text:style-name="P7">if (size_for_division &gt;= 512){</text:p>
      <text:p text:style-name="P7">vector_for_512.push_back(buffer(memory_ptr + step));</text:p>
      <text:p text:style-name="P7">size_for_division -= 512;</text:p>
      <text:p text:style-name="P7">step += 512;</text:p>
      <text:p text:style-name="P7"><text:soft-page-break/>}</text:p>
      <text:p text:style-name="P7">if (size_for_division &gt;= 256){</text:p>
      <text:p text:style-name="P7">vector_for_256.push_back(buffer(memory_ptr + step));</text:p>
      <text:p text:style-name="P7">size_for_division -= 256;</text:p>
      <text:p text:style-name="P7">step += 256;</text:p>
      <text:p text:style-name="P7">}</text:p>
      <text:p text:style-name="P7">if (size_for_division &gt;= 128){</text:p>
      <text:p text:style-name="P7">vector_for_128.push_back(buffer(memory_ptr + step));</text:p>
      <text:p text:style-name="P7">size_for_division -= 128;</text:p>
      <text:p text:style-name="P7">step += 128;</text:p>
      <text:p text:style-name="P7">}</text:p>
      <text:p text:style-name="P7">if (size_for_division &gt;= 64){</text:p>
      <text:p text:style-name="P7">vector_for_64.push_back(buffer(memory_ptr + step));</text:p>
      <text:p text:style-name="P7">size_for_division -= 64;</text:p>
      <text:p text:style-name="P7">step += 64;</text:p>
      <text:p text:style-name="P7">}</text:p>
      <text:p text:style-name="P7">if (size_for_division &gt;= 32){</text:p>
      <text:p text:style-name="P7">vector_for_32.push_back(buffer(memory_ptr + step));</text:p>
      <text:p text:style-name="P7">size_for_division -= 32;</text:p>
      <text:p text:style-name="P7">step += 32;</text:p>
      <text:p text:style-name="P7">}</text:p>
      <text:p text:style-name="P7">}</text:p>
      <text:p text:style-name="P9"/>
      <text:p text:style-name="P7">memory.insert(std::make_pair(1024,vector_for_1024));</text:p>
      <text:p text:style-name="P7">memory.insert(std::make_pair(512,vector_for_512));</text:p>
      <text:p text:style-name="P7">memory.insert(std::make_pair(256,vector_for_256));</text:p>
      <text:p text:style-name="P7">memory.insert(std::make_pair(128,vector_for_128));</text:p>
      <text:p text:style-name="P7">memory.insert(std::make_pair(64,vector_for_64));</text:p>
      <text:p text:style-name="P7">memory.insert(std::make_pair(32,vector_for_32));</text:p>
      <text:p text:style-name="P9"/>
      <text:p text:style-name="P7">}</text:p>
      <text:p text:style-name="P9"/>
      <text:p text:style-name="P7">pot::~pot() {</text:p>
      <text:p text:style-name="P7">delete[] memory_ptr;</text:p>
      <text:p text:style-name="P7">for (auto&amp; pair : memory) {</text:p>
      <text:p text:style-name="P7">pair.second.clear();</text:p>
      <text:p text:style-name="P7">}</text:p>
      <text:p text:style-name="P7">memory.clear();</text:p>
      <text:p text:style-name="P7">}</text:p>
      <text:p text:style-name="P9"/>
      <text:p text:style-name="P7">unsigned int pot::get_order(unsigned int mem_size){</text:p>
      <text:p text:style-name="P7">unsigned int i = 0;</text:p>
      <text:p text:style-name="P7">while (std::pow(2,i)&lt;(mem_size/sizeof(char))) {</text:p>
      <text:p text:style-name="P7">i++;</text:p>
      <text:p text:style-name="P7">}</text:p>
      <text:p text:style-name="P7">if (i &lt; 5) {</text:p>
      <text:p text:style-name="P7">return 5;</text:p>
      <text:p text:style-name="P7">}</text:p>
      <text:p text:style-name="P7">return i;</text:p>
      <text:p text:style-name="P7">}</text:p>
      <text:p text:style-name="P9"><text:soft-page-break/></text:p>
      <text:p text:style-name="P7">char* pot::malloc(unsigned int size){</text:p>
      <text:p text:style-name="P7">unsigned int order_of_request = get_order(size);</text:p>
      <text:p text:style-name="P7">switch (order_of_request)</text:p>
      <text:p text:style-name="P7">{</text:p>
      <text:p text:style-name="P7">case 5:</text:p>
      <text:p text:style-name="P7">return search(std::round(pow(2, order_of_request)));</text:p>
      <text:p text:style-name="P7">break;</text:p>
      <text:p text:style-name="P7">case 6:</text:p>
      <text:p text:style-name="P7">return search(std::round(pow(2, order_of_request)));</text:p>
      <text:p text:style-name="P7">break;</text:p>
      <text:p text:style-name="P7">case 7:</text:p>
      <text:p text:style-name="P7">return search(std::round(pow(2, order_of_request)));</text:p>
      <text:p text:style-name="P7">break;</text:p>
      <text:p text:style-name="P7">case 8:</text:p>
      <text:p text:style-name="P7">return search(std::round(pow(2, order_of_request)));</text:p>
      <text:p text:style-name="P7">break;</text:p>
      <text:p text:style-name="P7">case 9:</text:p>
      <text:p text:style-name="P7">return search(std::round(pow(2, order_of_request)));</text:p>
      <text:p text:style-name="P7">break;</text:p>
      <text:p text:style-name="P7">case 10:</text:p>
      <text:p text:style-name="P7">return search(std::round(pow(2, order_of_request)));</text:p>
      <text:p text:style-name="P7">break;</text:p>
      <text:p text:style-name="P7">default:</text:p>
      <text:p text:style-name="P7">throw std::invalid_argument("Invalid order. Probably your query is too big");</text:p>
      <text:p text:style-name="P7">break;</text:p>
      <text:p text:style-name="P7">}</text:p>
      <text:p text:style-name="P7">}</text:p>
      <text:p text:style-name="P9"/>
      <text:p text:style-name="P7">void pot::free(char* ptr) {</text:p>
      <text:p text:style-name="P7">for (auto&amp; pair : memory) {</text:p>
      <text:p text:style-name="P7">for (auto&amp; buf : pair.second) {</text:p>
      <text:p text:style-name="P7">if (buf.ptr == ptr) {</text:p>
      <text:p text:style-name="P7">if (buf.taken == false) {</text:p>
      <text:p text:style-name="P7">throw std::logic_error("Double freeing of memory");</text:p>
      <text:p text:style-name="P7">}</text:p>
      <text:p text:style-name="P7">buf.taken = false;</text:p>
      <text:p text:style-name="P7">return;</text:p>
      <text:p text:style-name="P7">}</text:p>
      <text:p text:style-name="P7">}</text:p>
      <text:p text:style-name="P7">}</text:p>
      <text:p text:style-name="P7">throw std::invalid_argument("Invalid pointer");</text:p>
      <text:p text:style-name="P7">}</text:p>
      <text:p text:style-name="P8"><text:line-break/><text:line-break/></text:p>
      <text:p text:style-name="P7">inline char *pot::search(int key)</text:p>
      <text:p text:style-name="P7">{</text:p>
      <text:p text:style-name="P7">while (key &lt;= 1024){</text:p>
      <text:p text:style-name="P7"><text:soft-page-break/>auto it = memory.find(key);</text:p>
      <text:p text:style-name="P7">if (it != memory.end() and !it-&gt;second.empty()){</text:p>
      <text:p text:style-name="P7">for (int i = 0; i &lt; it-&gt;second.size(); i++){</text:p>
      <text:p text:style-name="P7">if (it-&gt;second[i].taken == false){</text:p>
      <text:p text:style-name="P7">it-&gt;second[i].taken = true;</text:p>
      <text:p text:style-name="P7">return it-&gt;second[i].ptr;</text:p>
      <text:p text:style-name="P7">}</text:p>
      <text:p text:style-name="P7">}</text:p>
      <text:p text:style-name="P7">}</text:p>
      <text:p text:style-name="P7">key *= 2;</text:p>
      <text:p text:style-name="P7">}</text:p>
      <text:p text:style-name="P7">throw std::runtime_error("Not enough free memory");</text:p>
      <text:p text:style-name="P7">}</text:p>
      <text:p text:style-name="P11"/>
      <text:p text:style-name="P48">main.cpp</text:p>
      <text:p text:style-name="P33">#include &lt;iostream&gt;</text:p>
      <text:p text:style-name="P7">#include &lt;fstream&gt;</text:p>
      <text:p text:style-name="P7">#include &lt;vector&gt;</text:p>
      <text:p text:style-name="P7">#include "potalloc.hpp"</text:p>
      <text:p text:style-name="P7">#include "frblalloc.hpp"</text:p>
      <text:p text:style-name="P7">#include &lt;chrono&gt;</text:p>
      <text:p text:style-name="P9"/>
      <text:p text:style-name="P7">int main(int argc, char const *argv[])</text:p>
      <text:p text:style-name="P7">{</text:p>
      <text:p text:style-name="P7">size_t start_i = 0;</text:p>
      <text:p text:style-name="P7">size_t end_i = 100;</text:p>
      <text:p text:style-name="P7">frbl frbl_allocator;</text:p>
      <text:p text:style-name="P7">pot pot_allocator;</text:p>
      <text:p text:style-name="P9"/>
      <text:p text:style-name="P7">std::vector&lt;char*&gt; pot_alloc;</text:p>
      <text:p text:style-name="P7">std::vector&lt;double&gt; coordinates_frbl;</text:p>
      <text:p text:style-name="P7">std::vector&lt;double&gt; coordinates_pot;</text:p>
      <text:p text:style-name="P10"/>
      <text:p text:style-name="P7">auto start = std::chrono::high_resolution_clock::now();</text:p>
      <text:p text:style-name="P9"/>
      <text:p text:style-name="P7">for (size_t i=start_i; i &lt; end_i; i++){</text:p>
      <text:p text:style-name="P7">void* p = frbl_allocator.fmalloc(i);</text:p>
      <text:p text:style-name="P7">auto current_end = std::chrono::high_resolution_clock::now();</text:p>
      <text:p text:style-name="P7">std::chrono::duration&lt;double&gt; duration = current_end - start;</text:p>
      <text:p text:style-name="P7">coordinates_frbl.push_back(duration.count());</text:p>
      <text:p text:style-name="P7">frbl_allocator.ffree(p, i);</text:p>
      <text:p text:style-name="P9"/>
      <text:p text:style-name="P7">}</text:p>
      <text:p text:style-name="P9"/>
      <text:p text:style-name="P9"/>
      <text:p text:style-name="P7">auto end = std::chrono::high_resolution_clock::now();</text:p>
      <text:p text:style-name="P7">std::chrono::duration&lt;double&gt; duration = end - start;</text:p>
      <text:p text:style-name="P7">std::cout &lt;&lt; "Время выполнения free_block_allocator " &lt;&lt; duration.count() &lt;&lt; " <text:soft-page-break/>секунд" &lt;&lt; std::endl;</text:p>
      <text:p text:style-name="P7">char ans;</text:p>
      <text:p text:style-name="P7">std::cout &lt;&lt; "Продолжим со 2м аллокатором?(y/n)";</text:p>
      <text:p text:style-name="P7">std::cin &gt;&gt; ans;</text:p>
      <text:p text:style-name="P7">if(ans == 'n') return 0;</text:p>
      <text:p text:style-name="P9"/>
      <text:p text:style-name="P7">auto start1 = std::chrono::high_resolution_clock::now();</text:p>
      <text:p text:style-name="P9"/>
      <text:p text:style-name="P7">for (int i=0; i &lt; end_i - start_i; i++){ </text:p>
      <text:p text:style-name="P7">pot_alloc.push_back(pot_allocator.malloc(32));</text:p>
      <text:p text:style-name="P7">auto current_end1 = std::chrono::high_resolution_clock::now();</text:p>
      <text:p text:style-name="P7">std::chrono::duration&lt;double&gt; duration = current_end1 - start1;</text:p>
      <text:p text:style-name="P7">coordinates_pot.push_back(duration.count());</text:p>
      <text:p text:style-name="P10"/>
      <text:p text:style-name="P7">}</text:p>
      <text:p text:style-name="P7">for (int i=0; i &lt; end_i - start_i; i++){ </text:p>
      <text:p text:style-name="P7">pot_allocator.free(pot_alloc[i]);</text:p>
      <text:p text:style-name="P7">}</text:p>
      <text:p text:style-name="P9"/>
      <text:p text:style-name="P7">auto end1 = std::chrono::high_resolution_clock::now();</text:p>
      <text:p text:style-name="P7">std::chrono::duration&lt;double&gt; duration1 = end1 - start1;</text:p>
      <text:p text:style-name="P7">std::cout &lt;&lt; "Время выполнения power_of_two_allocator " &lt;&lt; duration1.count() &lt;&lt; " секунд" &lt;&lt; std::endl;</text:p>
      <text:p text:style-name="P10"/>
      <text:p text:style-name="P7">for (int i = start_i; i &lt; end_i; i++) {</text:p>
      <text:p text:style-name="P7">std::cout &lt;&lt; i &lt;&lt; " " &lt;&lt; coordinates_pot[i - start_i] &lt;&lt; " " &lt;&lt; coordinates_frbl[i - start_i]&lt;&lt; std::endl;</text:p>
      <text:p text:style-name="P7">}</text:p>
      <text:p text:style-name="P7">return 0;</text:p>
      <text:p text:style-name="P7">}</text:p>
      <text:p text:style-name="P15"/>
      <text:p text:style-name="P51"/>
      <text:p text:style-name="P40">Демонстрация работы программы</text:p>
      <text:p text:style-name="P44">artem@artem-SVF1521D1RW:~/lab_os/lab_cp/build$ ./main</text:p>
      <text:p text:style-name="P44">Время выполнения free_block_allocator 0.000128113 секунд</text:p>
      <text:p text:style-name="P44">Продолжим со 2м аллокатором?(y/n)y</text:p>
      <text:p text:style-name="P44">Время выполнения power_of_two_allocator 0.000664389 секунд</text:p>
      <text:p text:style-name="P44">0 3.4759e-05 <text:s text:c="2"/>8.98e-07</text:p>
      <text:p text:style-name="P44">1 4.1585e-05 <text:s text:c="2"/>1.03e-05</text:p>
      <text:p text:style-name="P44">2 4.5546e-05 <text:s text:c="2"/>2.4853e-05</text:p>
      <text:p text:style-name="P44">3 4.8478e-05 <text:s text:c="2"/>3.0606e-05</text:p>
      <text:p text:style-name="P44">4 5.1494e-05 <text:s text:c="2"/>3.1157e-05</text:p>
      <text:p text:style-name="P44"><text:soft-page-break/>5 5.6184e-05 <text:s text:c="2"/>3.3616e-05</text:p>
      <text:p text:style-name="P44">6 5.8234e-05 <text:s text:c="2"/>3.4174e-05</text:p>
      <text:p text:style-name="P44">7 6.0285e-05 <text:s text:c="2"/>3.4695e-05</text:p>
      <text:p text:style-name="P44">8 6.3246e-05 <text:s text:c="2"/>3.5193e-05</text:p>
      <text:p text:style-name="P44">9 6.5955e-05 <text:s text:c="2"/>3.6613e-05</text:p>
      <text:p text:style-name="P44">10 6.8099e-05 <text:s text:c="2"/>3.711e-05</text:p>
      <text:p text:style-name="P44">11 7.0314e-05 <text:s text:c="2"/>3.7608e-05</text:p>
      <text:p text:style-name="P44">12 7.2579e-05 <text:s text:c="2"/>3.8113e-05</text:p>
      <text:p text:style-name="P44">13 7.4904e-05 <text:s text:c="2"/>3.8687e-05</text:p>
      <text:p text:style-name="P44">14 7.7438e-05 <text:s text:c="2"/>3.9245e-05</text:p>
      <text:p text:style-name="P44">15 7.9889e-05 <text:s text:c="2"/>3.9793e-05</text:p>
      <text:p text:style-name="P44">16 8.3492e-05 <text:s text:c="2"/>4.0401e-05</text:p>
      <text:p text:style-name="P44">17 8.7318e-05 <text:s text:c="2"/>4.2289e-05</text:p>
      <text:p text:style-name="P44">18 9.0055e-05 <text:s text:c="2"/>4.287e-05</text:p>
      <text:p text:style-name="P44">19 9.2755e-05 <text:s text:c="2"/>4.3522e-05</text:p>
      <text:p text:style-name="P44">20 9.5511e-05 <text:s text:c="2"/>4.4143e-05</text:p>
      <text:p text:style-name="P44">21 9.832e-05 <text:s text:c="2"/>4.4731e-05</text:p>
      <text:p text:style-name="P44">22 0.00010127 <text:s text:c="2"/>4.5312e-05</text:p>
      <text:p text:style-name="P44">23 0.000104205 <text:s text:c="2"/>4.5917e-05</text:p>
      <text:p text:style-name="P44">24 0.000107211 <text:s text:c="2"/>4.6528e-05</text:p>
      <text:p text:style-name="P44">25 0.00011031 <text:s text:c="2"/>4.7147e-05</text:p>
      <text:p text:style-name="P44">26 0.000113818 <text:s text:c="2"/>4.7768e-05</text:p>
      <text:p text:style-name="P44">27 0.000117068 <text:s text:c="2"/>4.8423e-05</text:p>
      <text:p text:style-name="P44">28 0.000120407 <text:s text:c="2"/>4.9088e-05</text:p>
      <text:p text:style-name="P44">29 0.000124061 <text:s text:c="2"/>4.9749e-05</text:p>
      <text:p text:style-name="P44">30 0.000127503 <text:s text:c="2"/>5.0407e-05</text:p>
      <text:p text:style-name="P44">31 0.000131028 <text:s text:c="2"/>5.1186e-05</text:p>
      <text:p text:style-name="P44">32 0.000135409 <text:s text:c="2"/>5.1901e-05</text:p>
      <text:p text:style-name="P44">33 0.000139902 <text:s text:c="2"/>5.3564e-05</text:p>
      <text:p text:style-name="P44">34 0.000143705 <text:s text:c="2"/>5.4266e-05</text:p>
      <text:p text:style-name="P44">35 0.000147529 <text:s text:c="2"/>5.5061e-05</text:p>
      <text:p text:style-name="P44"><text:soft-page-break/>36 0.000151226 <text:s text:c="2"/>5.5783e-05</text:p>
      <text:p text:style-name="P44">37 0.000154997 <text:s text:c="2"/>5.6518e-05</text:p>
      <text:p text:style-name="P44">38 0.000158825 <text:s text:c="2"/>5.7266e-05</text:p>
      <text:p text:style-name="P44">39 0.000162717 <text:s text:c="2"/>5.8025e-05</text:p>
      <text:p text:style-name="P44">40 0.000166692 <text:s text:c="2"/>5.8796e-05</text:p>
      <text:p text:style-name="P44">41 0.000170707 <text:s text:c="2"/>5.9578e-05</text:p>
      <text:p text:style-name="P44">42 0.000174951 <text:s text:c="2"/>6.0373e-05</text:p>
      <text:p text:style-name="P44">43 0.000179137 <text:s text:c="2"/>6.1182e-05</text:p>
      <text:p text:style-name="P44">44 0.000183499 <text:s text:c="2"/>6.1987e-05</text:p>
      <text:p text:style-name="P44">45 0.00018774 <text:s text:c="2"/>6.2812e-05</text:p>
      <text:p text:style-name="P44">46 0.000192073 <text:s text:c="2"/>6.3644e-05</text:p>
      <text:p text:style-name="P44">47 0.000196473 <text:s text:c="2"/>6.4493e-05</text:p>
      <text:p text:style-name="P44">48 0.000201064 <text:s text:c="2"/>6.5351e-05</text:p>
      <text:p text:style-name="P44">49 0.000206265 <text:s text:c="2"/>6.6216e-05</text:p>
      <text:p text:style-name="P44">50 0.000210826 <text:s text:c="2"/>6.7085e-05</text:p>
      <text:p text:style-name="P44">51 0.000215454 <text:s text:c="2"/>6.7974e-05</text:p>
      <text:p text:style-name="P44">52 0.000220219 <text:s text:c="2"/>6.8979e-05</text:p>
      <text:p text:style-name="P44">53 0.000224947 <text:s text:c="2"/>6.9871e-05</text:p>
      <text:p text:style-name="P44">54 0.000229941 <text:s text:c="2"/>7.0783e-05</text:p>
      <text:p text:style-name="P44">55 0.00023481 <text:s text:c="2"/>7.1792e-05</text:p>
      <text:p text:style-name="P44">56 0.000239717 <text:s text:c="2"/>7.2728e-05</text:p>
      <text:p text:style-name="P44">57 0.000244863 <text:s text:c="2"/>7.3667e-05</text:p>
      <text:p text:style-name="P44">58 0.000250124 <text:s text:c="2"/>7.4619e-05</text:p>
      <text:p text:style-name="P44">59 0.000255398 <text:s text:c="2"/>7.5675e-05</text:p>
      <text:p text:style-name="P44">60 0.000260556 <text:s text:c="2"/>7.6643e-05</text:p>
      <text:p text:style-name="P44">61 0.000265776 <text:s text:c="2"/>7.7612e-05</text:p>
      <text:p text:style-name="P44">62 0.000271074 <text:s text:c="2"/>7.8584e-05</text:p>
      <text:p text:style-name="P44">63 0.000276443 <text:s text:c="2"/>7.9577e-05</text:p>
      <text:p text:style-name="P44">64 0.000282869 <text:s text:c="2"/>8.0569e-05</text:p>
      <text:p text:style-name="P44">65 0.00028908 <text:s text:c="2"/>8.2473e-05</text:p>
      <text:p text:style-name="P44">66 0.000294622 <text:s text:c="2"/>8.3482e-05</text:p>
      <text:p text:style-name="P44"><text:soft-page-break/>67 0.000300212 <text:s text:c="2"/>8.4518e-05</text:p>
      <text:p text:style-name="P44">68 0.000305833 <text:s text:c="2"/>8.5557e-05</text:p>
      <text:p text:style-name="P44">69 0.000311509 <text:s text:c="2"/>8.6693e-05</text:p>
      <text:p text:style-name="P44">70 0.000317288 <text:s text:c="2"/>8.7749e-05</text:p>
      <text:p text:style-name="P44">71 0.000323118 <text:s text:c="2"/>8.8801e-05</text:p>
      <text:p text:style-name="P44">72 0.000329008 <text:s text:c="2"/>8.988e-05</text:p>
      <text:p text:style-name="P44">73 0.000334968 <text:s text:c="2"/>9.0959e-05</text:p>
      <text:p text:style-name="P44">74 0.000341059 <text:s text:c="2"/>9.2048e-05</text:p>
      <text:p text:style-name="P44">75 0.000347209 <text:s text:c="2"/>9.3161e-05</text:p>
      <text:p text:style-name="P44">76 0.000353509 <text:s text:c="2"/>9.428e-05</text:p>
      <text:p text:style-name="P44">77 0.000359838 <text:s text:c="2"/>9.5409e-05</text:p>
      <text:p text:style-name="P44">78 0.000366158 <text:s text:c="2"/>9.6535e-05</text:p>
      <text:p text:style-name="P44">79 0.000372519 <text:s text:c="2"/>9.7671e-05</text:p>
      <text:p text:style-name="P44">80 0.000379016 <text:s text:c="2"/>9.8807e-05</text:p>
      <text:p text:style-name="P44">81 0.000385594 <text:s text:c="2"/>9.9963e-05</text:p>
      <text:p text:style-name="P44">82 0.000392452 <text:s text:c="2"/>0.000101192</text:p>
      <text:p text:style-name="P44">83 0.000399133 <text:s text:c="2"/>0.000102452</text:p>
      <text:p text:style-name="P44">84 0.000406106 <text:s text:c="2"/>0.000103638</text:p>
      <text:p text:style-name="P44">85 0.000412875 <text:s text:c="2"/>0.000104831</text:p>
      <text:p text:style-name="P44">86 0.000419694 <text:s text:c="2"/>0.00010603</text:p>
      <text:p text:style-name="P44">87 0.000426581 <text:s text:c="2"/>0.000107259</text:p>
      <text:p text:style-name="P44">88 0.000433557 <text:s text:c="2"/>0.000108496</text:p>
      <text:p text:style-name="P44">89 0.000440559 <text:s text:c="2"/>0.000109742</text:p>
      <text:p text:style-name="P44">90 0.000447669 <text:s text:c="2"/>0.000115669</text:p>
      <text:p text:style-name="P44">91 0.000454851 <text:s text:c="2"/>0.000116938</text:p>
      <text:p text:style-name="P44">92 0.000462363 <text:s text:c="2"/>0.000118274</text:p>
      <text:p text:style-name="P44">93 0.000469622 <text:s text:c="2"/>0.000119554</text:p>
      <text:p text:style-name="P44">94 0.000477076 <text:s text:c="2"/>0.000120844</text:p>
      <text:p text:style-name="P44">95 0.000484478 <text:s text:c="2"/>0.000122147</text:p>
      <text:p text:style-name="P44">96 0.000491838 <text:s text:c="2"/>0.00012365</text:p>
      <text:p text:style-name="P44">97 0.00049922 <text:s text:c="2"/>0.00012497</text:p>
      <text:p text:style-name="P44"><text:soft-page-break/>98 0.000506963 <text:s text:c="2"/>0.000126293</text:p>
      <text:p text:style-name="P44">99 0.000514695 <text:s text:c="2"/>0.000127632</text:p>
      <text:p text:style-name="P25"/>
      <text:p text:style-name="P43">Выводы</text:p>
      <text:p text:style-name="P52">В ходе выполнения курсового проекта я <text:span text:style-name="T25">закрепил навыки работы с аллокаторами</text:span> познакомился с некоторыми алгоритмами аллокации.</text:p>
      <text:p text:style-name="P52">Два представленных алгоритма можно сравнить.</text:p>
      <text:p text:style-name="P52">Алгоритм со свободными блоками <text:span text:style-name="T26">удобен</text:span><text:span text:style-name="T25"> в применении, однако его эффективность в использовании памяти не всегда оптимальна. Однако </text:span><text:span text:style-name="T26">это компенсируется</text:span><text:span text:style-name="T25"> возможность</text:span><text:span text:style-name="T26">ю</text:span><text:span text:style-name="T25"> выделять ровно столько памяти, сколько требуется. </text:span><text:span text:style-name="T26">Алгоритм на блоках 2</text:span><text:span text:style-name="T21">n </text:span><text:span text:style-name="T23">, в отличие от 1-го, имеет фиксированный размер блока.</text:span></text:p>
      <text:p text:style-name="P54"><text:s/><text:span text:style-name="T26">Тем не менее, на тесте представленном выше видно, что алгоритм на блоках 2</text:span><text:span text:style-name="T21">n</text:span><text:span text:style-name="T26"> существенно превосходит по скорости алгоритм свободных блоков. Однако при увеличении объёмов памяти, которую требуется выделить, разница между алгоритмами уменьшается. Причина может быть в том, что алгоритм свободных блоков обрабатывает запросы на больш</text:span><text:span text:style-name="T27">ой объём памяти</text:span><text:span text:style-name="T26"> также, как и на маленьки</text:span><text:span text:style-name="T27">е</text:span><text:span text:style-name="T26">. Алгоритм блоков 2</text:span><text:span text:style-name="T21">n</text:span><text:span text:style-name="T23"> же </text:span><text:span text:style-name="T24">из-за фиксированного размера блока, вынужден разбивать память на части, что приводит к дополнительным операциям, замедляющим работу программы.</text:span></text:p>
      <text:p text:style-name="P53">Таким образом, каждый из алгоритмов может быть использован в подходящих ситуациях, но также они обладают <text:span text:style-name="T27">различными</text:span> недостатками.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allibri" svg:font-family="Callibri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Num1" style:list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user_29_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Оглавление_20_11" style:display-name="Оглавление 11" style:family="paragraph" style:parent-style-name="Standard_20__28_user_29_" style:next-style-name="Standard_20__28_user_29_" style:auto-update="true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Оглавление_20_21" style:display-name="Оглавление 21" style:family="paragraph" style:parent-style-name="Standard_20__28_user_29_" style:next-style-name="Standard_20__28_user_29_" style:auto-update="true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Оглавление_20_31" style:display-name="Оглавление 31" style:family="paragraph" style:parent-style-name="Standard_20__28_user_29_" style:next-style-name="Standard_20__28_user_29_" style:auto-update="true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41" style:display-name="Оглавление 41" style:family="paragraph" style:parent-style-name="Standard_20__28_user_29_" style:next-style-name="Standard_20__28_user_29_" style:auto-update="true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51" style:display-name="Оглавление 51" style:family="paragraph" style:parent-style-name="Standard_20__28_user_29_" style:next-style-name="Standard_20__28_user_29_" style:auto-update="true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61" style:display-name="Оглавление 61" style:family="paragraph" style:parent-style-name="Standard_20__28_user_29_" style:next-style-name="Standard_20__28_user_29_" style:auto-update="true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71" style:display-name="Оглавление 71" style:family="paragraph" style:parent-style-name="Standard_20__28_user_29_" style:next-style-name="Standard_20__28_user_29_" style:auto-update="true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81" style:display-name="Оглавление 81" style:family="paragraph" style:parent-style-name="Standard_20__28_user_29_" style:next-style-name="Standard_20__28_user_29_" style:auto-update="true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91" style:display-name="Оглавление 91" style:family="paragraph" style:parent-style-name="Standard_20__28_user_29_" style:next-style-name="Standard_20__28_user_29_" style:auto-update="true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Просмотренная_20_гиперссылка1" style:display-name="Просмотренная гиперссылка1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6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en-US</dc:language>
    <dc:date>2024-03-04T15:59:50.817936980</dc:date>
    <meta:editing-cycles>19</meta:editing-cycles>
    <meta:generator>LibreOffice/7.3.7.2$Linux_X86_64 LibreOffice_project/30$Build-2</meta:generator>
    <meta:editing-duration>PT12M20S</meta:editing-duration>
    <meta:document-statistic meta:table-count="0" meta:image-count="0" meta:object-count="0" meta:page-count="16" meta:paragraph-count="466" meta:word-count="1730" meta:character-count="14561" meta:non-whitespace-character-count="13074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